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5b154" officeooo:paragraph-rsid="0005b154"/>
    </style:style>
    <style:style style:name="P2" style:family="paragraph" style:parent-style-name="Standard">
      <style:paragraph-properties fo:text-align="center" style:justify-single-word="false"/>
      <style:text-properties fo:font-size="20pt" fo:font-weight="bold" officeooo:rsid="0005b154" officeooo:paragraph-rsid="0005b154" style:font-size-asian="20pt" style:font-weight-asian="bold" style:font-size-complex="20pt" style:font-weight-complex="bold"/>
    </style:style>
    <style:style style:name="P3" style:family="paragraph" style:parent-style-name="Standard">
      <style:paragraph-properties fo:margin-left="1.251cm" fo:margin-right="0cm" fo:line-height="100%" fo:text-align="start" style:justify-single-word="false" fo:text-indent="0cm" style:auto-text-indent="false"/>
      <style:text-properties fo:font-style="italic" fo:font-weight="bold" officeooo:rsid="0005b154" officeooo:paragraph-rsid="0005b154" style:font-style-asian="italic" style:font-weight-asian="bold" style:font-style-complex="italic" style:font-weight-complex="bold"/>
    </style:style>
    <style:style style:name="P4" style:family="paragraph" style:parent-style-name="Standard">
      <style:paragraph-properties fo:margin-left="1.251cm" fo:margin-right="0cm" fo:line-height="100%" fo:text-align="start" style:justify-single-word="false" fo:text-indent="0cm" style:auto-text-indent="false"/>
      <style:text-properties fo:font-style="italic" fo:font-weight="bold" officeooo:rsid="0005b154" officeooo:paragraph-rsid="0008c3e4" style:font-style-asian="italic" style:font-weight-asian="bold" style:font-style-complex="italic" style:font-weight-complex="bold"/>
    </style:style>
    <style:style style:name="P5" style:family="paragraph" style:parent-style-name="Standard">
      <style:paragraph-properties fo:margin-left="1.251cm" fo:margin-right="0cm" fo:line-height="100%" fo:text-align="start" style:justify-single-word="false" fo:text-indent="0cm" style:auto-text-indent="false"/>
      <style:text-properties fo:font-style="italic" fo:font-weight="bold" officeooo:rsid="0008c3e4" officeooo:paragraph-rsid="0008c3e4" style:font-style-asian="italic" style:font-weight-asian="bold" style:font-style-complex="italic"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071ab7" style:font-style-asian="normal" style:font-weight-asian="normal" style:font-style-complex="normal" style:font-weight-complex="normal"/>
    </style:style>
    <style:style style:name="T3" style:family="text">
      <style:text-properties fo:font-style="normal" fo:font-weight="normal" officeooo:rsid="0008c3e4"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acteristics Of Negative Capacitance Ferroelectric Field Eeffect in MOSFET</text:p>
      <text:p text:style-name="P1"/>
      <text:p text:style-name="P1"/>
      <text:p text:style-name="P3">Abstract:<text:span text:style-name="T1">The idea of imposing negatice capacitance </text:span><text:span text:style-name="T2">field </text:span><text:span text:style-name="T1">effect </text:span><text:span text:style-name="T2">transistor </text:span><text:span text:style-name="T1">on a structre of a mosfet based device has been introduced to get better threshold switiching voltage. This ultimetaly hepls us to achive devices using low power .</text:span></text:p>
      <text:p text:style-name="P3"><text:span text:style-name="T1">The threshold voltage is the voltage which causes the mosfet to be able to operate on linear and saturation regions.</text:span></text:p>
      <text:p text:style-name="P4"><text:span text:style-name="T1">Another benifit of negative capacitance </text:span><text:span text:style-name="T2">field </text:span><text:span text:style-name="T1">effect </text:span><text:span text:style-name="T2">transistor is in the reduction of amount of heat generation . While the fabrication of the devices NC </text:span><text:span text:style-name="T3">(Negative Capacitance )</text:span><text:span text:style-name="T2"> based architecture leads to less heat generation .Basic source of heat generation is due to electron and holes carrier of the semiconductor which lead to enormonous amount of heat from every transistor when combined for processing in a device like RAMs. Thus making gate voltage <text:s/>a limitati</text:span><text:span text:style-name="T3">ng</text:span><text:span text:style-name="T2"> </text:span><text:span text:style-name="T3">value and by using negative capacitance we can lower the gate voltage and reduce the heart generation.</text:span></text:p>
      <text:p text:style-name="P5"><text:span text:style-name="T1">Simple applications of MOSFETs like invertores where slight improvment in switching characteristics of any transistor plays an crucial role negative capacitance based technology must be implemented and MOSFET ( Metal Oxide Semiconductor Field Effect Transistor )should be replaced with NC-MOSFET ( Negative Capacitance Metal Oxide Semiconductor Field Effect Transistor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05:30:45.309812994</meta:creation-date>
    <dc:date>2019-11-29T00:43:06.492837957</dc:date>
    <meta:editing-duration>PT5H22M49S</meta:editing-duration>
    <meta:editing-cycles>1</meta:editing-cycles>
    <meta:document-statistic meta:table-count="0" meta:image-count="0" meta:object-count="0" meta:page-count="1" meta:paragraph-count="5" meta:word-count="209" meta:character-count="1377" meta:non-whitespace-character-count="1172"/>
    <meta:generator>LibreOffice/6.0.7.3$Linux_X86_64 LibreOffice_project/00m0$Build-3</meta:generator>
  </office:meta>
</office:document-meta>
</file>